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0ab62" officeooo:paragraph-rsid="0010ab62"/>
    </style:style>
    <style:style style:name="P2" style:family="paragraph" style:parent-style-name="Heading_20_3">
      <style:text-properties officeooo:rsid="0012a80b" officeooo:paragraph-rsid="0012a80b"/>
    </style:style>
    <style:style style:name="P3" style:family="paragraph" style:parent-style-name="Heading_20_3" style:list-style-name="">
      <style:text-properties officeooo:rsid="0012a80b" officeooo:paragraph-rsid="0012a80b"/>
    </style:style>
    <style:style style:name="P4" style:family="paragraph" style:parent-style-name="Heading_20_3">
      <style:text-properties officeooo:rsid="0013a6fd" officeooo:paragraph-rsid="0013a6fd"/>
    </style:style>
    <style:style style:name="P5" style:family="paragraph" style:parent-style-name="Heading_20_3">
      <style:paragraph-properties fo:break-before="page"/>
      <style:text-properties officeooo:rsid="0012a80b" officeooo:paragraph-rsid="0012a80b"/>
    </style:style>
    <style:style style:name="P6" style:family="paragraph" style:parent-style-name="Heading_20_3">
      <style:paragraph-properties fo:break-before="page"/>
      <style:text-properties officeooo:paragraph-rsid="0012a80b"/>
    </style:style>
    <style:style style:name="P7" style:family="paragraph" style:parent-style-name="Text_20_body">
      <style:text-properties officeooo:rsid="0010ab62" officeooo:paragraph-rsid="0010ab62"/>
    </style:style>
    <style:style style:name="P8" style:family="paragraph" style:parent-style-name="Text_20_body" style:list-style-name="L2">
      <style:text-properties officeooo:rsid="0010ab62" officeooo:paragraph-rsid="0010ab62"/>
    </style:style>
    <style:style style:name="P9" style:family="paragraph" style:parent-style-name="Text_20_body" style:list-style-name="L3">
      <style:text-properties officeooo:rsid="0010ab62" officeooo:paragraph-rsid="0010ab62"/>
    </style:style>
    <style:style style:name="P10" style:family="paragraph" style:parent-style-name="Text_20_body" style:list-style-name="L4">
      <style:text-properties officeooo:rsid="0010ab62" officeooo:paragraph-rsid="0010ab62"/>
    </style:style>
    <style:style style:name="P11" style:family="paragraph" style:parent-style-name="Text_20_body" style:list-style-name="L2">
      <style:text-properties officeooo:paragraph-rsid="0010ab62"/>
    </style:style>
    <style:style style:name="P12" style:family="paragraph" style:parent-style-name="Text_20_body" style:list-style-name="L4">
      <style:text-properties officeooo:rsid="0012a80b" officeooo:paragraph-rsid="0012a80b"/>
    </style:style>
    <style:style style:name="P13" style:family="paragraph" style:parent-style-name="Text_20_body">
      <style:text-properties officeooo:rsid="0012a80b" officeooo:paragraph-rsid="0012a80b"/>
    </style:style>
    <style:style style:name="P14" style:family="paragraph" style:parent-style-name="Text_20_body" style:list-style-name="L5">
      <style:text-properties officeooo:rsid="0012a80b" officeooo:paragraph-rsid="0012a80b"/>
    </style:style>
    <style:style style:name="P15" style:family="paragraph" style:parent-style-name="Text_20_body" style:list-style-name="L6">
      <style:text-properties officeooo:rsid="0012a80b" officeooo:paragraph-rsid="0012a80b"/>
    </style:style>
    <style:style style:name="P16" style:family="paragraph" style:parent-style-name="Text_20_body" style:list-style-name="L7">
      <style:text-properties officeooo:rsid="0012a80b" officeooo:paragraph-rsid="0012a80b"/>
    </style:style>
    <style:style style:name="P17" style:family="paragraph" style:parent-style-name="Text_20_body" style:list-style-name="L8">
      <style:text-properties officeooo:rsid="0012a80b" officeooo:paragraph-rsid="0012a80b"/>
    </style:style>
    <style:style style:name="P18" style:family="paragraph" style:parent-style-name="Text_20_body">
      <style:text-properties officeooo:rsid="0013a6fd" officeooo:paragraph-rsid="0013a6fd"/>
    </style:style>
    <style:style style:name="P19" style:family="paragraph" style:parent-style-name="Text_20_body" style:list-style-name="L9">
      <style:text-properties officeooo:rsid="0013a6fd" officeooo:paragraph-rsid="0013a6fd"/>
    </style:style>
    <style:style style:name="P20" style:family="paragraph" style:parent-style-name="Text_20_body" style:list-style-name="L10">
      <style:text-properties officeooo:rsid="0013a6fd" officeooo:paragraph-rsid="0013a6fd"/>
    </style:style>
    <style:style style:name="P21" style:family="paragraph" style:parent-style-name="Title">
      <style:text-properties officeooo:rsid="0010ab62" officeooo:paragraph-rsid="0010ab62"/>
    </style:style>
    <style:style style:name="T1" style:family="text">
      <style:text-properties officeooo:rsid="0010ab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a6fd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officeooo:rsid="0012a80b"/>
    </style:style>
    <style:style style:name="T10" style:family="text">
      <style:text-properties officeooo:rsid="0012a80b"/>
    </style:style>
    <style:style style:name="T11" style:family="text">
      <style:text-properties style:font-name="Liberation Sans" fo:font-size="14.1000003814697pt" fo:font-weight="bold" officeooo:rsid="0012a80b" style:font-name-asian="Noto Sans CJK SC" style:font-size-asian="14.1000003814697pt" style:font-weight-asian="bold" style:font-name-complex="Lohit Devanagari" style:font-size-complex="14.100000381469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epot: Use Cases</text:p>
      <text:p text:style-name="P7">(For all use cases below, the <text:span text:style-name="T2">System</text:span><text:span text:style-name="T3"> is Depot)</text:span></text:p>
      <text:h text:style-name="P1" text:outline-level="3">UC1: Browse products</text:h>
      <text:p text:style-name="P7">Actor: Buyer</text:p>
      <text:p text:style-name="P7">MSS:</text:p>
      <text:list xml:id="list3534733327" text:style-name="L2">
        <text:list-item>
          <text:p text:style-name="P11"><text:span text:style-name="T1">Buyer requests to list products that are being sold on the system.</text:span></text:p>
        </text:list-item>
        <text:list-item>
          <text:p text:style-name="P8">System shows a list of products that are currently being sold.</text:p>
        </text:list-item>
      </text:list>
      <text:p text:style-name="P7"><text:s text:c="6"/><text:tab/>Use case ends.</text:p>
      <text:p text:style-name="P7"/>
      <text:h text:style-name="P1" text:outline-level="3">UC2: Select products to purchase</text:h>
      <text:p text:style-name="P7"><text:span text:style-name="T3">Actor: Buyer</text:span></text:p>
      <text:p text:style-name="P7"><text:span text:style-name="T3">MSS:</text:span></text:p>
      <text:list xml:id="list3039292771" text:style-name="L3">
        <text:list-item>
          <text:p text:style-name="P9"><text:span text:style-name="T3">Buyer </text:span><text:span text:style-name="T6">lists products being sold (UC1).</text:span></text:p>
        </text:list-item>
        <text:list-item>
          <text:p text:style-name="P9"><text:span text:style-name="T8">Buyer selects some products to be purchased.</text:span></text:p>
        </text:list-item>
        <text:list-item>
          <text:p text:style-name="P9"><text:span text:style-name="T8">System shows that the products have been selected.</text:span></text:p>
          <text:p text:style-name="P9"><text:span text:style-name="T8">Use case ends.</text:span></text:p>
        </text:list-item>
      </text:list>
      <text:p text:style-name="P7"><text:span text:style-name="T8"/></text:p>
      <text:h text:style-name="P1" text:outline-level="3">UC3: Create an order</text:h>
      <text:p text:style-name="P7">Actor: Buyer</text:p>
      <text:p text:style-name="P7">MSS:</text:p>
      <text:list xml:id="list1561912633" text:style-name="L4">
        <text:list-item>
          <text:p text:style-name="P10">Buyer <text:span text:style-name="T5">selects some products to purchase (UC2).</text:span></text:p>
        </text:list-item>
        <text:list-item>
          <text:p text:style-name="P10"><text:span text:style-name="T7">Buyer requests to create an order.</text:span></text:p>
        </text:list-item>
        <text:list-item>
          <text:p text:style-name="P10"><text:span text:style-name="T7">System </text:span><text:span text:style-name="T9">requests information from buyer.</text:span></text:p>
        </text:list-item>
        <text:list-item>
          <text:p text:style-name="P12"><text:span text:style-name="T7">Buyer enters the requested information.</text:span></text:p>
        </text:list-item>
        <text:list-item>
          <text:p text:style-name="P12"><text:span text:style-name="T7">Buyer confirms the order.</text:span></text:p>
        </text:list-item>
        <text:list-item>
          <text:p text:style-name="P12"><text:span text:style-name="T7">System creates the order and adds it to the ‘awaiting shipment’ orders of the sellers.</text:span></text:p>
          <text:p text:style-name="P12"><text:span text:style-name="T7">Use case ends.</text:span></text:p>
        </text:list-item>
      </text:list>
      <text:p text:style-name="P13"><text:span text:style-name="T7"/></text:p>
      <text:h text:style-name="P3" text:outline-level="3"/>
      <text:h text:style-name="P5" text:outline-level="3">UC4: Add product</text:h>
      <text:p text:style-name="P13"><text:span text:style-name="T3">Actor: Seller</text:span></text:p>
      <text:p text:style-name="P13"><text:span text:style-name="T3">MSS:</text:span></text:p>
      <text:list xml:id="list1948590240" text:style-name="L5">
        <text:list-item>
          <text:p text:style-name="P14"><text:span text:style-name="T3">Seller requests to add a new product.</text:span></text:p>
        </text:list-item>
        <text:list-item>
          <text:p text:style-name="P14"><text:span text:style-name="T3">System requests product information from seller.</text:span></text:p>
        </text:list-item>
        <text:list-item>
          <text:p text:style-name="P14"><text:span text:style-name="T3">Seller enters the requested information and confirms the addition.</text:span></text:p>
        </text:list-item>
        <text:list-item>
          <text:p text:style-name="P14"><text:span text:style-name="T3">System adds the new product to be sold by the seller.</text:span></text:p>
          <text:p text:style-name="P14"><text:span text:style-name="T3">Use case ends.</text:span></text:p>
        </text:list-item>
      </text:list>
      <text:p text:style-name="P13"><text:span text:style-name="T3"/></text:p>
      <text:h text:style-name="P2" text:outline-level="3">UC5: List sold products</text:h>
      <text:p text:style-name="P13"><text:span text:style-name="T3">Actor: Seller</text:span></text:p>
      <text:p text:style-name="P13"><text:span text:style-name="T3">MSS:</text:span></text:p>
      <text:list xml:id="list223044617" text:style-name="L6">
        <text:list-item>
          <text:p text:style-name="P15"><text:span text:style-name="T3">Seller requests to list all products that the seller sells.</text:span></text:p>
        </text:list-item>
        <text:list-item>
          <text:p text:style-name="P15"><text:span text:style-name="T3">System lists all products sold by the seller.</text:span></text:p>
          <text:p text:style-name="P15"><text:span text:style-name="T3">Use case ends.</text:span></text:p>
        </text:list-item>
      </text:list>
      <text:p text:style-name="P13"><text:span text:style-name="T3"/></text:p>
      <text:h text:style-name="P2" text:outline-level="3">UC6: Delete product</text:h>
      <text:p text:style-name="P13">Actor: Seller</text:p>
      <text:p text:style-name="P13">Precondition: Seller is selling at least one product.</text:p>
      <text:p text:style-name="P13">MSS:</text:p>
      <text:list xml:id="list4250415496" text:style-name="L7">
        <text:list-item>
          <text:p text:style-name="P16">Seller requests to delete one of the products that the seller sells.</text:p>
        </text:list-item>
        <text:list-item>
          <text:p text:style-name="P16">System requests confirmation.</text:p>
        </text:list-item>
        <text:list-item>
          <text:p text:style-name="P16">Seller confirms the deletion of the product.</text:p>
        </text:list-item>
        <text:list-item>
          <text:p text:style-name="P16">System deletes the product.</text:p>
          <text:p text:style-name="P16">Use case ends.</text:p>
        </text:list-item>
      </text:list>
      <text:p text:style-name="P13"/>
      <text:h text:style-name="P3" text:outline-level="3"/>
      <text:h text:style-name="P6" text:outline-level="3"><text:span text:style-name="T10">UC7: Update product </text:span><text:span text:style-name="T11">information</text:span></text:h>
      <text:p text:style-name="P13">Actor: Seller</text:p>
      <text:p text:style-name="P13">Precondition: Seller is selling at least one product.</text:p>
      <text:p text:style-name="P13">MSS:</text:p>
      <text:list xml:id="list2011263984" text:style-name="L8">
        <text:list-item>
          <text:p text:style-name="P17">Seller requests to update information of one of the products that the seller sells.</text:p>
        </text:list-item>
        <text:list-item>
          <text:p text:style-name="P17">System requests information to be updated.</text:p>
        </text:list-item>
        <text:list-item>
          <text:p text:style-name="P17">Seller enters the requested information and confirms the update.</text:p>
        </text:list-item>
        <text:list-item>
          <text:p text:style-name="P17">System updates the information of the product.</text:p>
          <text:p text:style-name="P17">Use case ends.</text:p>
        </text:list-item>
      </text:list>
      <text:p text:style-name="P13"/>
      <text:h text:style-name="P4" text:outline-level="3">UC7: View orders awaiting shipment</text:h>
      <text:p text:style-name="P18"><text:span text:style-name="T3">Actor: Seller</text:span></text:p>
      <text:p text:style-name="P18"><text:span text:style-name="T3">MSS:</text:span></text:p>
      <text:list xml:id="list2397684115" text:style-name="L9">
        <text:list-item>
          <text:p text:style-name="P19"><text:span text:style-name="T3">Seller requests to view the list of orders that are awaiting shipment from the seller.</text:span></text:p>
        </text:list-item>
        <text:list-item>
          <text:p text:style-name="P19"><text:span text:style-name="T3">System displays the list of orders that are awaiting shipment from the seller.</text:span></text:p>
          <text:p text:style-name="P19"><text:span text:style-name="T3">Use case ends.</text:span></text:p>
        </text:list-item>
      </text:list>
      <text:p text:style-name="P18"><text:span text:style-name="T3"/></text:p>
      <text:h text:style-name="P4" text:outline-level="3">UC8: Mark orders as shipped</text:h>
      <text:p text:style-name="P18"><text:span text:style-name="T3">Actor: Seller</text:span></text:p>
      <text:p text:style-name="P18"><text:span text:style-name="T3">Precondition: Seller has at least one order that is awaiting shipment.</text:span></text:p>
      <text:p text:style-name="P18"><text:span text:style-name="T3">MSS:</text:span></text:p>
      <text:list xml:id="list2442555705" text:style-name="L10">
        <text:list-item>
          <text:p text:style-name="P20"><text:span text:style-name="T3">Seller requests to mark an order that is awaiting shipment as shipped.</text:span></text:p>
        </text:list-item>
        <text:list-item>
          <text:p text:style-name="P20"><text:span text:style-name="T3">System marks the order as shipped.</text:span></text:p>
          <text:p text:style-name="P20"><text:span text:style-name="T3">Use case ends.</text:span></text:p>
        </text:list-item>
      </text:list>
      <text:p text:style-name="P18"><text:span text:style-name="T3"/></text:p>
      <text:p text:style-name="P18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4:00:18.995063815</meta:creation-date>
    <dc:date>2021-05-10T14:26:25.499344965</dc:date>
    <meta:editing-duration>PT3M46S</meta:editing-duration>
    <meta:editing-cycles>1</meta:editing-cycles>
    <meta:document-statistic meta:table-count="0" meta:image-count="0" meta:object-count="0" meta:page-count="3" meta:paragraph-count="70" meta:word-count="403" meta:character-count="2309" meta:non-whitespace-character-count="1998"/>
    <meta:generator>LibreOffice/6.4.7.2$Linux_X86_64 LibreOffice_project/40$Build-2</meta:generator>
  </office:meta>
</office:document-meta>
</file>